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Geoo" svg:font-family="Geo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start" style:justify-single-word="false"/>
      <style:text-properties fo:color="#000000" loext:opacity="100%" style:font-name="Courier New" fo:font-size="12pt" fo:font-weight="bold" officeooo:rsid="00033663" officeooo:paragraph-rsid="0004e32d" style:font-size-asian="10.5pt" style:font-weight-asian="bold" style:font-size-complex="12pt" style:font-weight-complex="bold"/>
    </style:style>
    <style:style style:name="P2" style:family="paragraph" style:parent-style-name="Heading_20_3">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3" style:family="paragraph" style:parent-style-name="Heading_20_3">
      <style:paragraph-properties fo:text-align="start" style:justify-single-word="false"/>
      <style:text-properties fo:color="#000000" loext:opacity="100%" style:font-name="Courier New" fo:font-size="14pt" fo:font-weight="bold" officeooo:rsid="00033663" officeooo:paragraph-rsid="0004e32d" style:font-size-asian="14pt" style:font-weight-asian="bold" style:font-size-complex="14pt" style:font-weight-complex="bold"/>
    </style:style>
    <style:style style:name="P4" style:family="paragraph" style:parent-style-name="Heading_20_3">
      <style:paragraph-properties>
        <style:tab-stops>
          <style:tab-stop style:position="3.9484in"/>
        </style:tab-stops>
      </style:paragraph-properties>
      <style:text-properties fo:color="#000000" loext:opacity="100%" style:font-name="Courier New" fo:font-size="14pt" fo:font-weight="bold" officeooo:rsid="00033663" style:font-size-asian="14pt" style:font-weight-asian="bold" style:font-size-complex="14pt" style:font-weight-complex="bold"/>
    </style:style>
    <style:style style:name="P5" style:family="paragraph" style:parent-style-name="Heading_20_3">
      <style:paragraph-properties>
        <style:tab-stops>
          <style:tab-stop style:position="3.9484in"/>
        </style:tab-stops>
      </style:paragraph-properties>
      <style:text-properties fo:color="#000000" loext:opacity="100%" style:font-name="Courier New" fo:font-size="14pt" fo:font-style="italic" fo:font-weight="bold" officeooo:rsid="00050790" officeooo:paragraph-rsid="00050790" style:font-size-asian="14pt" style:font-style-asian="italic" style:font-weight-asian="bold" style:font-size-complex="14pt" style:font-style-complex="italic" style:font-weight-complex="bold"/>
    </style:style>
    <style:style style:name="P6" style:family="paragraph" style:parent-style-name="Heading_20_3">
      <style:paragraph-properties>
        <style:tab-stops>
          <style:tab-stop style:position="3.9484in"/>
        </style:tab-stops>
      </style:paragraph-properties>
      <style:text-properties fo:color="#000000" loext:opacity="100%" style:font-name="Courier New" fo:font-size="14pt" fo:font-style="normal" fo:font-weight="bold" officeooo:rsid="00050790" officeooo:paragraph-rsid="00050790"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center" style:justify-single-word="false"/>
      <style:text-properties fo:color="#c9211e" loext:opacity="100%" style:font-name="Courier New" fo:font-size="15pt" fo:font-weight="bold" officeooo:rsid="00033663" officeooo:paragraph-rsid="00033663" style:font-size-asian="13.1000003814697pt" style:font-weight-asian="bold" style:font-size-complex="15pt" style:font-weight-complex="bold"/>
    </style:style>
    <style:style style:name="P8" style:family="paragraph" style:parent-style-name="Preformatted_20_Text">
      <style:paragraph-properties fo:text-align="start" style:justify-single-word="false"/>
      <style:text-properties fo:color="#000000" loext:opacity="100%" style:font-name="Courier New" fo:font-size="12pt" fo:font-weight="bold" officeooo:rsid="00033663" officeooo:paragraph-rsid="00033663" style:font-size-asian="10.5pt" style:font-weight-asian="bold" style:font-size-complex="12pt" style:font-weight-complex="bold"/>
    </style:style>
    <style:style style:name="P9"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33663" style:font-size-asian="10.5pt" style:font-weight-asian="normal" style:font-size-complex="12pt" style:font-weight-complex="normal"/>
    </style:style>
    <style:style style:name="P10" style:family="paragraph" style:parent-style-name="Preformatted_20_Text">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fo:color="#000000" loext:opacity="100%" style:font-name="Courier New" fo:font-size="14pt" fo:font-weight="bold" officeooo:rsid="00033663" officeooo:paragraph-rsid="00033663"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fo:color="#000000" loext:opacity="100%" style:font-name="Courier New" fo:font-size="12pt" fo:font-weight="normal" officeooo:rsid="00033663" officeooo:paragraph-rsid="0004e32d" style:font-size-asian="10.5pt" style:font-weight-asian="normal" style:font-size-complex="12pt" style:font-weight-complex="normal"/>
    </style:style>
    <style:style style:name="P13" style:family="paragraph" style:parent-style-name="Text_20_body">
      <style:paragraph-properties>
        <style:tab-stops>
          <style:tab-stop style:position="3.9484in"/>
        </style:tab-stops>
      </style:paragraph-properties>
      <style:text-properties fo:color="#000000" loext:opacity="100%" style:font-name="Courier New" fo:font-size="12pt" fo:font-weight="normal" officeooo:rsid="00050790" officeooo:paragraph-rsid="00050790" style:font-size-asian="10.5pt" style:font-weight-asian="normal" style:font-size-complex="12pt" style:font-weight-complex="normal"/>
    </style:style>
    <style:style style:name="P14" style:family="paragraph" style:parent-style-name="Text_20_body">
      <style:paragraph-properties>
        <style:tab-stops>
          <style:tab-stop style:position="3.9484in"/>
        </style:tab-stops>
      </style:paragraph-properties>
      <style:text-properties fo:color="#000000" loext:opacity="100%" style:font-name="Courier New" fo:font-size="12pt" fo:font-weight="bold" officeooo:rsid="00050790" officeooo:paragraph-rsid="00050790" style:font-size-asian="10.5pt" style:font-weight-asian="bold" style:font-size-complex="12pt" style:font-weight-complex="bold"/>
    </style:style>
    <style:style style:name="P15"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normal" officeooo:rsid="00050790" officeooo:paragraph-rsid="00050790" style:font-size-asian="10.5pt" style:font-style-asian="normal" style:font-weight-asian="normal" style:font-size-complex="12pt" style:font-style-complex="normal" style:font-weight-complex="normal"/>
    </style:style>
    <style:style style:name="P16" style:family="paragraph" style:parent-style-name="Text_20_body">
      <style:paragraph-properties>
        <style:tab-stops>
          <style:tab-stop style:position="3.9484in"/>
        </style:tab-stops>
      </style:paragraph-properties>
      <style:text-properties fo:color="#000000" loext:opacity="100%" style:font-name="Courier New" fo:font-size="12pt" fo:font-style="normal" fo:font-weight="bold" officeooo:rsid="00050790" officeooo:paragraph-rsid="00050790" style:font-size-asian="10.5pt" style:font-style-asian="normal" style:font-weight-asian="bold" style:font-size-complex="12pt" style:font-style-complex="normal" style:font-weight-complex="bold"/>
    </style:style>
    <style:style style:name="P17" style:family="paragraph" style:parent-style-name="Text_20_body">
      <style:paragraph-properties>
        <style:tab-stops>
          <style:tab-stop style:position="3.9484in"/>
        </style:tab-stops>
      </style:paragraph-properties>
      <style:text-properties style:font-name="Courier New" officeooo:paragraph-rsid="0004e32d"/>
    </style:style>
    <style:style style:name="P18" style:family="paragraph" style:parent-style-name="Text_20_body">
      <style:text-properties style:font-name="Courier New"/>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4e32d"/>
    </style:style>
    <style:style style:name="T4" style:family="text">
      <style:text-properties fo:font-size="10.5pt" fo:font-style="italic" style:font-style-asian="italic" style:font-size-complex="10.5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SS – Cascade Style Sheet</text:p>
      <text:p text:style-name="P9">Il CSS nasce dall’esigenza di separare la struttura semantica di un documento HTML dalla sua rappresentazione visiva, questo garantisce manutenibilità e modularità del codice. Nel modello a cascata, le regole di stile vengono elaborate seguendo una gerarchia precisa che considera origine, specificità e ordine d’inclusione; tale meccanismo assicura che le modifiche locali non compromettano l’intero impianto stilistico, promuovendo un’architettura di design che si adatta con agilità a evoluzioni future.</text:p>
      <text:p text:style-name="P11">Il box model</text:p>
      <text:p text:style-name="P9">Alla base di ogni layout vi è il cosiddetto box model, che concettualizza ogni elemento come un contenitore composto da:</text:p>
      <text:p text:style-name="P9">- un’area di contenuto</text:p>
      <text:p text:style-name="P9">- da uno spazio interno definito dal padding</text:p>
      <text:p text:style-name="P9">- da una cornice</text:p>
      <text:p text:style-name="P9">- da uno spazio esterno denominato margine. </text:p>
      <text:p text:style-name="P9"/>
      <text:p text:style-name="P9">Adottare il box‐sizing border‐box </text:p>
      <text:p text:style-name="P8"/>
      <text:p text:style-name="P8">* { </text:p>
      <text:p text:style-name="P8"><text:tab/>box-sizing: border-box; </text:p>
      <text:p text:style-name="P8">}</text:p>
      <text:p text:style-name="P8"/>
      <text:p text:style-name="P9">significa includere padding e bordo nel calcolo delle dimensioni di un elemento, semplificando i calcoli e garantendo un maggior controllo sul posizionamento.</text:p>
      <text:p text:style-name="P9"/>
      <text:p text:style-name="P9">Ex:</text:p>
      <text:p text:style-name="P8">.example { </text:p>
      <text:p text:style-name="P8"><text:tab/>width: 200px;</text:p>
      <text:p text:style-name="P8"><text:tab/>padding: 20px;</text:p>
      <text:p text:style-name="P8"><text:tab/>border: 5px solid; </text:p>
      <text:p text:style-name="P8">}</text:p>
      <text:p text:style-name="P9"/>
      <text:p text:style-name="P9">il contenitore rimane largo esattamente 200 pixel, anziché superare la misura attesa di 250 pixel. </text:p>
      <text:p text:style-name="P9">------------------------------------------------------------------</text:p>
      <text:p text:style-name="P11">Dal mobile-first alle media query</text:p>
      <text:p text:style-name="P9">Con l’avvento dei dispositivi mobili e delle viewport di dimensioni variabili, il CSS ha dovuto evolversi oltre il layout statico basato su float o posizionamenti assoluti. Le media query introducono una logica condizionale che permette di modulare le regole in funzione delle caratteristiche del dispositivo, creando un linguaggio di tipi (feature queries) che si comportano come switch all’interno del foglio di stile. </text:p>
      <text:p text:style-name="P9"/>
      <text:p text:style-name="P8">@media (min-width: 768px) {</text:p>
      <text:p text:style-name="P8"><text:s text:c="2"/>.container { display: grid; grid-template-columns: 1fr 2fr; }</text:p>
      <text:p text:style-name="P8">}</text:p>
      <text:p text:style-name="P8"/>
      <text:p text:style-name="P8"/>
      <text:h text:style-name="P2" text:outline-level="3"><text:soft-page-break/>Il potere dichiarativo di Flexbox e Grid</text:h>
      <text:p text:style-name="P10">Flexbox e Grid rappresentano due paradigmi diversi ma complementari: il primo si concentra sulla gestione di una singola dimensione organizzando gli elementi lungo un asse principale e uno secondario, il secondo proietta il layout in una griglia bidimensionale in cui le righe e le colonne formano una matrice esplicita. </text:p>
      <text:p text:style-name="P10">Teoricamente, Flexbox incapsula un modello di distribuzione spaziale in termini di crescita e contrazione, governato dalle proprietà di flex‐grow, flex‐shrink e flex‐basis, conciliando semplicità d’uso e dinamismo. </text:p>
      <text:p text:style-name="P10"/>
      <text:p text:style-name="P10">Grid, al contrario, introduce l’idea di celle nominate e tracciati espliciti, così da poter definire aree logiche e gestire posizionamenti complessi in maniera dichiarativa, sfruttando unità frazionarie (fr) e funzioni come minmax() per schedulare l’allocazione automatica dello spazio residuo.</text:p>
      <text:p text:style-name="P10"/>
      <text:h text:style-name="P3" text:outline-level="3">Unità di misura: tra costanza e adattabilità</text:h>
      <text:p text:style-name="P12">La convivenza di unità fisse e relative è la chiave per un design veramente adattivo: mentre i valori in pixel garantiscono precisione in contesti controllati, unità quali <text:span text:style-name="T1">em, rem, vw e vh </text:span>permettono di creare geometrie fluide che rispondono ai cambiamenti del viewport e alla tipografia. </text:p>
      <text:p text:style-name="P12">La scelta tra <text:span text:style-name="T1">em e rem</text:span>, ad esempio, incide su come l’eredità delle dimensioni del font si propaga nella gerarchia del <text:span text:style-name="T2">DOM</text:span>, offrendo strategie diverse per modulare spazi e tipografie in modo coerente.</text:p>
      <text:h text:style-name="P1" text:outline-level="3">Selettori avanzati e gestione della specificità</text:h>
      <text:p text:style-name="P17">Sul fronte della selettività e della specificità, i selettori avanzati ampliano il potere espressivo permettendo di colpire elementi in base ad attributi, relazioni strutturali o posizioni precise nel flusso del documento. </text:p>
      <text:p text:style-name="P17">L’impiego di <text:span text:style-name="T1">nth‐child e nth‐of‐type</text:span>, pur consentendo layout di grande precisione, introduce una dipendenza dal markup che può rivelarsi fragilizzante in presenza di DOM dinamici. <text:span text:style-name="T3">I</text:span> selettori di attributo offrono un approccio più semantico, ideali per applicare stili in funzione dei dati associati agli elementi, pur con un costo di performance che va ponderato su alberi DOM di grande complessità.</text:p>
      <text:p text:style-name="P17"/>
      <text:p text:style-name="P17"/>
      <text:p text:style-name="P17"/>
      <text:h text:style-name="P4" text:outline-level="3"><text:soft-page-break/>Introduzione alla specificità</text:h>
      <text:p text:style-name="P13">La specificità rappresenta il principio fondamentale che consente al motore di CSS di risolvere conflitti quando più regole mirano a uno stesso elemento e proprietà.</text:p>
      <text:p text:style-name="P13">Attraverso un sistema di “punteggio” interno, la specificità assegna un valore numerico a ciascun selettore, garantendo che, in caso di collisione, prevalga sempre la regola con il valore maggiore.</text:p>
      <text:h text:style-name="P5" text:outline-level="3">Il calcolo della specificità</text:h>
      <text:p text:style-name="P13">Ogni selettore viene analizzato secondo quattro categorie cui corrispondono pesi predefiniti: gli stili inline (1 000 punti), gli ID (100), le classi, gli attributi e le pseudo-classi (10), gli elementi e le pseudo-elementi (1). Il motore CSS somma questi valori per ogni componente del selettore, generando un numero finale che definisce la precedenza. Ad esempio, dato il selettore</text:p>
      <text:p text:style-name="P13">ex:</text:p>
      <text:p text:style-name="P14">ul#menu li.item:hover::before { … }</text:p>
      <text:p text:style-name="P13"><text:span text:style-name="T4">il calcolo sarà così suddiviso: 1 ID (100) + 1 classe (10) + 1 pseudo-classe (10) + 1 elemento </text:span><text:span text:style-name="Source_20_Text"><text:span text:style-name="T4">ul</text:span></text:span><text:span text:style-name="T4"> + 1 elemento </text:span><text:span text:style-name="Source_20_Text"><text:span text:style-name="T4">li</text:span></text:span><text:span text:style-name="T4"> + 1 pseudo-elemento </text:span><text:span text:style-name="Source_20_Text"><text:span text:style-name="T4">::before</text:span></text:span><text:span text:style-name="T4"> (tutti insieme valgono 3) = 123. Qualsiasi altra regola con un punteggio inferiore non potrà mai avere la meglio su questa.</text:span></text:p>
      <text:p text:style-name="P15">Quando definiamo </text:p>
      <text:p text:style-name="P16">p {</text:p>
      <text:p text:style-name="P16"><text:s text:c="3"/>color: grey;</text:p>
      <text:p text:style-name="P16">}</text:p>
      <text:p text:style-name="P15">Il foglio assegna un punteggio pari a 1, perché abbiamo un solo selettore di tipo elemento. </text:p>
      <text:p text:style-name="P15">Se aggiungiamo;</text:p>
      <text:p text:style-name="P16">p.intro {</text:p>
      <text:p text:style-name="P16"><text:s text:c="5"/>color:black;</text:p>
      <text:p text:style-name="P16">}</text:p>
      <text:p text:style-name="P15">La specificità diventa 11 perché sommando 10 per la classe e 1 per l’elemento. Quindi assume priorità rispetto alla regola precedente. </text:p>
      <text:p text:style-name="P15">Se aggiorniamo:</text:p>
      <text:p text:style-name="P16">&lt;p id=”main” class=”intro” style=”color: red”&gt;</text:p>
      <text:p text:style-name="P15">il valore inline (1000) sovrasta ogni altra regola, tingendo il paragrafo di rosso incondizionalmente.</text:p>
      <text:h text:style-name="P6" text:outline-level="3"><text:soft-page-break/>Risoluzione dei conflitti a pari specificità</text:h>
      <text:p text:style-name="P18">Quando due o più regole ottengono lo stesso punteggio, entra in gioco la regola dell’ordine di apparizione: vince quella dichiarata per ultima nel foglio di stile o nell’elenco dei fogli inclusi. Di conseguenza, se abbiamo due selettori con specificità 11 definiti in momenti diversi, la regola più “recente” nel sorgente avrà la meglio, anche se il punteggio è identico.</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Geoo" svg:font-family="Geo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10T09:38:04.687757249</dc:date>
    <meta:editing-duration>PT9M26S</meta:editing-duration>
    <meta:editing-cycles>3</meta:editing-cycles>
    <meta:generator>LibreOffice/24.2.7.2$Linux_X86_64 LibreOffice_project/420$Build-2</meta:generator>
    <meta:document-statistic meta:table-count="0" meta:image-count="0" meta:object-count="0" meta:page-count="4" meta:paragraph-count="59" meta:word-count="872" meta:character-count="5845" meta:non-whitespace-character-count="5002"/>
  </office:meta>
</office:document-meta>
</file>